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69.31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68.49pt"/>
    </style:style>
    <style:style style:name="co17" style:family="table-column">
      <style:table-column-properties fo:break-before="auto" style:column-width="85.15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146.64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23.51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145.9pt"/>
    </style:style>
    <style:style style:name="co26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61.1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EB Garamond 12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ce16"/>
        <table:table-column table:style-name="co26" table:number-columns-repeated="997" table:default-cell-style-name="Default"/>
        <table:table-row table:style-name="ro1">
          <table:table-cell table:style-name="ce1" office:value-type="string" calcext:value-type="string">
            <text:p>Artists</text:p>
          </table:table-cell>
          <table:table-cell table:style-name="ce1" office:value-type="string" calcext:value-type="string">
            <text:p>Done?</text:p>
          </table:table-cell>
          <table:table-cell table:style-name="ce8" office:value-type="string" calcext:value-type="string">
            <text:p>Websi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egitimacy (how are they claiming?)</text:p>
          </table:table-cell>
          <table:table-cell table:style-name="ce1" office:value-type="string" calcext:value-type="string">
            <text:p>Legitimacy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craft (open/closed)</text:p>
          </table:table-cell>
          <table:table-cell table:style-name="ce17" office:value-type="string" calcext:value-type="string">
            <text:p>Mobile-friendly?</text:p>
          </table:table-cell>
          <table:table-cell table:style-name="ce1" office:value-type="string" calcext:value-type="string">
            <text:p>Flash Required?</text:p>
          </table:table-cell>
          <table:table-cell table:style-name="ce1" office:value-type="string" calcext:value-type="string">
            <text:p>Not secure?</text:p>
          </table:table-cell>
          <table:table-cell table:style-name="ce1" office:value-type="string" calcext:value-type="string">
            <text:p>audio streaming</text:p>
          </table:table-cell>
          <table:table-cell table:style-name="ce1" office:value-type="string" calcext:value-type="string">
            <text:p>video streaming</text:p>
          </table:table-cell>
          <table:table-cell table:style-name="ce1" office:value-type="string" calcext:value-type="string">
            <text:p>booking?</text:p>
          </table:table-cell>
          <table:table-cell table:style-name="ce1" office:value-type="string" calcext:value-type="string">
            <text:p>Contact, how managed</text:p>
          </table:table-cell>
          <table:table-cell table:style-name="ce1" office:value-type="string" calcext:value-type="string">
            <text:p>social media</text:p>
          </table:table-cell>
          <table:table-cell table:style-name="ce1" office:value-type="string" calcext:value-type="string">
            <text:p>twitter feed in website?</text:p>
          </table:table-cell>
          <table:table-cell table:style-name="ce1" office:value-type="string" calcext:value-type="string">
            <text:p>Newsletter</text:p>
          </table:table-cell>
          <table:table-cell table:style-name="ce1" office:value-type="string" calcext:value-type="string">
            <text:p>Newsletter how</text:p>
          </table:table-cell>
          <table:table-cell table:style-name="ce1" office:value-type="string" calcext:value-type="string">
            <text:p>tour dates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Transcription</text:p>
          </table:table-cell>
          <table:table-cell table:style-name="ce1" office:value-type="string" calcext:value-type="string">
            <text:p>Record Label</text:p>
          </table:table-cell>
          <table:table-cell table:style-name="ce1" office:value-type="string" calcext:value-type="string">
            <text:p>ICANN WHOIS</text:p>
          </table:table-cell>
          <table:table-cell table:style-name="ce1" office:value-type="string" calcext:value-type="string">
            <text:p>nameserver</text:p>
          </table:table-cell>
          <table:table-cell table:style-name="ce1" office:value-type="string" calcext:value-type="string">
            <text:p>Probable host or CM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 table:number-columns-repeated="2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lex de Grassi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ndrew Whit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ndy McKe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5" office:value-type="string" calcext:value-type="string">
            <text:p>Andy McKee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Billy McLaughli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 table:number-columns-repeated="2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alum Graha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5" office:value-type="string" calcext:value-type="string">
            <text:p>domainsbyproxy.com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Clive Carro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 table:number-columns-repeated="2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raig D'Andrea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 table:number-columns-repeated="2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Eva Atmatzidou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Ewan Dobso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Gareth Pea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Happy Trau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 table:number-columns-repeated="2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Ian Ethan Cas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anet Fed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5"/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Jimmy Wahlstee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on Gom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5"/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 table:number-columns-repeated="2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Kelly Valleau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evin Horrig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eo Kottk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 table:number-columns-repeated="2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Luca Stricagnol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ucas Michailidi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asaaki Kishib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chael Chapdelain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5"/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5">
          <table:table-cell table:style-name="ce3" office:value-type="string" calcext:value-type="string">
            <text:p>Michael Gulezi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6"/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ke Dawe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5"/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uriel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 table:number-columns-repeated="2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Peppino D’Agostino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 table:number-columns-repeated="2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Peter Ciluzz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 table:number-columns-repeated="2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6"/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Pino Forastier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Ray Montford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Spencer Elliott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Sungha Ju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 table:number-columns-repeated="2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Thomas Leeb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6">
          <table:table-cell table:style-name="ce3" office:value-type="string" calcext:value-type="string">
            <text:p>Tim Sparks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5"/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Trevor Gordon Ha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6"/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 table:number-columns-repeated="2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7">
          <table:table-cell table:style-name="ce4"/>
          <table:table-cell table:style-name="ce7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 table:number-columns-repeated="2"/>
          <table:table-cell table:style-name="ce15"/>
          <table:table-cell table:style-name="ce7"/>
          <table:table-cell table:style-name="ce15"/>
          <table:table-cell table:style-name="ce7" table:number-columns-repeated="997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ep2DataSet.A1:InstRep2DataSet.AA4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07:27.28638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14:15:47.610017991</dc:date>
    <meta:editing-duration>PT52M2S</meta:editing-duration>
    <meta:editing-cycles>13</meta:editing-cycles>
    <meta:generator>LibreOffice/5.3.1.2$Linux_X86_64 LibreOffice_project/30m0$Build-2</meta:generator>
    <meta:document-statistic meta:table-count="1" meta:cell-count="967" meta:object-count="0"/>
  </office:meta>
</office:document-meta>
</file>